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2.29cm" fo:min-width="1.15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3.306cm" fo:min-width="14.35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671cm" fo:min-width="1.151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9" style:family="graphic" style:parent-style-name="standard">
      <style:graphic-properties draw:opacity="50%" draw:fill-image-width="0cm" draw:fill-image-height="0cm" draw:textarea-horizontal-align="justify" draw:textarea-vertical-align="middle" draw:auto-grow-height="false" fo:min-height="0.766cm" fo:min-width="0.77cm" draw:shadow-opacity="50%"/>
    </style:style>
    <style:style style:name="gr10" style:family="graphic" style:parent-style-name="standard">
      <style:graphic-properties draw:stroke="none" svg:stroke-color="#000000" draw:fill="none" draw:fill-color="#ffffff" fo:min-height="0.541cm"/>
    </style:style>
    <style:style style:name="gr11" style:family="graphic" style:parent-style-name="standard">
      <style:graphic-properties draw:fill-color="#9900ff" draw:textarea-horizontal-align="justify" draw:textarea-vertical-align="middle" draw:auto-grow-height="false" fo:min-height="0.417cm" fo:min-width="0cm"/>
    </style:style>
    <style:style style:name="gr12" style:family="graphic" style:parent-style-name="standard">
      <style:graphic-properties draw:fill-color="#ff9966" draw:textarea-horizontal-align="justify" draw:textarea-vertical-align="middle" draw:auto-grow-height="false" fo:min-height="3.306cm" fo:min-width="14.359cm"/>
    </style:style>
    <style:style style:name="gr1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cc00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opacity="50%" draw:fill-image-width="0cm" draw:fill-image-height="0cm"/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900ff"/>
      <style:paragraph-properties fo:text-align="center"/>
    </style:style>
    <style:style style:name="P12" style:family="paragraph">
      <loext:graphic-properties draw:fill-color="#ff9966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9966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9966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3.091cm" svg:x2="18.018cm" svg:y2="3.032cm">
          <text:p/>
        </draw:line>
        <draw:frame draw:style-name="gr2" draw:text-style-name="P2" draw:layer="layout" svg:width="3.937cm" svg:height="1.199cm" svg:x="15.656cm" svg:y="1.508cm">
          <draw:text-box>
            <text:p><text:span text:style-name="T1">Simulation</text:span></text:p>
            <text:p><text:span text:style-name="T1">Time</text:span></text:p>
          </draw:text-box>
        </draw:frame>
        <draw:line draw:style-name="gr3" draw:text-style-name="P1" draw:layer="layout" svg:x1="2.397cm" svg:y1="2.71cm" svg:x2="2.397cm" svg:y2="3.472cm">
          <text:p/>
        </draw:line>
        <draw:line draw:style-name="gr3" draw:text-style-name="P1" draw:layer="layout" svg:x1="3.497cm" svg:y1="2.71cm" svg:x2="3.497cm" svg:y2="3.472cm">
          <text:p/>
        </draw:line>
        <draw:line draw:style-name="gr3" draw:text-style-name="P1" draw:layer="layout" svg:x1="5.597cm" svg:y1="2.71cm" svg:x2="5.597cm" svg:y2="3.472cm">
          <text:p/>
        </draw:line>
        <draw:line draw:style-name="gr3" draw:text-style-name="P1" draw:layer="layout" svg:x1="4.497cm" svg:y1="2.71cm" svg:x2="4.497cm" svg:y2="3.472cm">
          <text:p/>
        </draw:line>
        <draw:line draw:style-name="gr3" draw:text-style-name="P1" draw:layer="layout" svg:x1="6.697cm" svg:y1="2.71cm" svg:x2="6.717cm" svg:y2="3.394cm">
          <text:p/>
        </draw:line>
        <draw:line draw:style-name="gr3" draw:text-style-name="P1" draw:layer="layout" svg:x1="14.197cm" svg:y1="2.61cm" svg:x2="14.197cm" svg:y2="3.372cm">
          <text:p/>
        </draw:line>
        <draw:frame draw:style-name="gr4" draw:text-style-name="P2" draw:layer="layout" svg:width="2.159cm" svg:height="0.762cm" svg:x="3.667cm" svg:y="1.508cm">
          <draw:text-box>
            <text:p><text:span text:style-name="T1">Epochs</text:span></text:p>
          </draw:text-box>
        </draw:frame>
        <draw:line draw:style-name="gr1" draw:text-style-name="P1" draw:layer="layout" svg:x1="1cm" svg:y1="5.788cm" svg:x2="18.145cm" svg:y2="5.661cm">
          <text:p/>
        </draw:line>
        <draw:frame draw:style-name="gr2" draw:text-style-name="P2" draw:layer="layout" svg:width="2.54cm" svg:height="1.199cm" svg:x="15.656cm" svg:y="4.226cm">
          <draw:text-box>
            <text:p><text:span text:style-name="T1">Event</text:span></text:p>
            <text:p><text:span text:style-name="T1">List</text:span></text:p>
          </draw:text-box>
        </draw:frame>
        <draw:custom-shape draw:style-name="gr5" draw:text-style-name="P3" draw:layer="layout" svg:width="1.651cm" svg:height="2.54cm" svg:x="3.156cm" svg:y="4.5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51cm" svg:height="2.54cm" svg:x="10.638cm" svg:y="4.51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97cm" svg:y1="2.71cm" svg:x2="5.797cm" svg:y2="3.472cm">
          <text:p/>
        </draw:line>
        <draw:frame draw:style-name="gr4" draw:text-style-name="P4" draw:layer="layout" svg:width="0.762cm" svg:height="0.762cm" svg:x="1.762cm" svg:y="2.251cm">
          <draw:text-box>
            <text:p><text:span text:style-name="T2">0</text:span></text:p>
          </draw:text-box>
        </draw:frame>
        <draw:frame draw:style-name="gr4" draw:text-style-name="P4" draw:layer="layout" svg:width="0.762cm" svg:height="0.762cm" svg:x="2.778cm" svg:y="2.251cm">
          <draw:text-box>
            <text:p><text:span text:style-name="T2">1</text:span></text:p>
          </draw:text-box>
        </draw:frame>
        <draw:frame draw:style-name="gr4" draw:text-style-name="P4" draw:layer="layout" svg:width="0.762cm" svg:height="0.762cm" svg:x="3.878cm" svg:y="2.251cm">
          <draw:text-box>
            <text:p><text:span text:style-name="T2">2</text:span></text:p>
          </draw:text-box>
        </draw:frame>
        <draw:frame draw:style-name="gr4" draw:text-style-name="P4" draw:layer="layout" svg:width="0.762cm" svg:height="0.762cm" svg:x="4.978cm" svg:y="2.251cm">
          <draw:text-box>
            <text:p><text:span text:style-name="T2">3</text:span></text:p>
          </draw:text-box>
        </draw:frame>
        <draw:frame draw:style-name="gr4" draw:text-style-name="P4" draw:layer="layout" svg:width="1.143cm" svg:height="0.762cm" svg:x="5.699cm" svg:y="2.278cm">
          <draw:text-box>
            <text:p><text:span text:style-name="T2">3.2</text:span></text:p>
          </draw:text-box>
        </draw:frame>
        <draw:frame draw:style-name="gr4" draw:text-style-name="P4" draw:layer="layout" svg:width="1.143cm" svg:height="0.762cm" svg:x="6.715cm" svg:y="2.305cm">
          <draw:text-box>
            <text:p><text:span text:style-name="T2">4</text:span></text:p>
          </draw:text-box>
        </draw:frame>
        <draw:frame draw:style-name="gr4" draw:text-style-name="P4" draw:layer="layout" svg:width="1.397cm" svg:height="0.762cm" svg:x="3.309cm" svg:y="4.645cm">
          <draw:text-box>
            <text:p><text:span text:style-name="T2">t=1</text:span></text:p>
          </draw:text-box>
        </draw:frame>
        <draw:frame draw:style-name="gr4" draw:text-style-name="P4" draw:layer="layout" svg:width="1.397cm" svg:height="0.762cm" svg:x="10.811cm" svg:y="4.645cm">
          <draw:text-box>
            <text:p><text:span text:style-name="T2">t=4</text:span></text:p>
          </draw:text-box>
        </draw:frame>
        <draw:frame draw:style-name="gr2" draw:text-style-name="P4" draw:layer="layout" svg:width="1.905cm" svg:height="1.199cm" svg:x="3.055cm" svg:y="6.416cm">
          <draw:text-box>
            <text:p><text:span text:style-name="T2">E1.O1</text:span></text:p>
          </draw:text-box>
        </draw:frame>
        <draw:frame draw:style-name="gr2" draw:text-style-name="P4" draw:layer="layout" svg:width="1.905cm" svg:height="1.199cm" svg:x="10.555cm" svg:y="6.416cm">
          <draw:text-box>
            <text:p><text:span text:style-name="T2">E2.O2</text:span></text:p>
          </draw:text-box>
        </draw:frame>
        <draw:custom-shape draw:style-name="gr6" draw:text-style-name="P5" draw:layer="layout" svg:width="3.207cm" svg:height="2.462cm" svg:x="1.311cm" svg:y="7.7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83cm" svg:height="0.762cm" draw:transform="skewX (-0.00785398163397448) translate (1.721cm 9.09cm)">
          <text:p text:style-name="P6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568cm" svg:x="1.597cm" svg:y="7.506cm">
          <text:p text:style-name="P6"><text:span text:style-name="T2">O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27cm" svg:height="0.465cm" svg:x="3.121cm" svg:y="7.99cm">
          <text:p text:style-name="P6"><text:span text:style-name="T2">I1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445cm" svg:height="0.762cm" svg:x="5.572cm" svg:y="4.683cm">
          <draw:text-box>
            <text:p><text:span text:style-name="T1">(Scheduled) Events</text:span></text:p>
          </draw:text-box>
        </draw:frame>
        <draw:frame draw:style-name="gr4" draw:text-style-name="P2" draw:layer="layout" svg:width="2.54cm" svg:height="0.762cm" svg:x="3.032cm" svg:y="5.961cm">
          <draw:text-box>
            <text:p><text:span text:style-name="T1">Action</text:span></text:p>
          </draw:text-box>
        </draw:frame>
        <draw:frame draw:style-name="gr10" draw:text-style-name="P10" draw:layer="layout" svg:width="3.302cm" svg:height="0.791cm" svg:x="15.656cm" svg:y="10.458cm">
          <draw:text-box>
            <text:p><text:span text:style-name="T3">Notifications</text:span></text:p>
          </draw:text-box>
        </draw:frame>
        <draw:frame draw:style-name="gr2" draw:text-style-name="P2" draw:layer="layout" svg:width="2.883cm" svg:height="1.199cm" svg:x="15.656cm" svg:y="8.327cm">
          <draw:text-box>
            <text:p><text:span text:style-name="T1">Simulation</text:span></text:p>
            <text:p><text:span text:style-name="T1">Entities</text:span></text:p>
          </draw:text-box>
        </draw:frame>
        <draw:frame draw:style-name="gr2" draw:text-style-name="P4" draw:layer="layout" svg:width="1.616cm" svg:height="1.199cm" svg:x="14.116cm" svg:y="2.305cm">
          <draw:text-box>
            <text:p><text:span text:style-name="T2">40.6</text:span></text:p>
          </draw:text-box>
        </draw:frame>
        <draw:custom-shape draw:style-name="gr6" draw:text-style-name="P5" draw:layer="layout" svg:width="3.207cm" svg:height="2.462cm" svg:x="6.213cm" svg:y="7.7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83cm" svg:height="0.762cm" draw:transform="skewX (-0.00785398163397448) translate (6.623cm 9.092cm)">
          <text:p text:style-name="P6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568cm" svg:x="6.499cm" svg:y="7.508cm">
          <text:p text:style-name="P6"><text:span text:style-name="T2">O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568cm" svg:x="8cm" svg:y="7.509cm">
          <text:p text:style-name="P6"><text:span text:style-name="T2">O2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0.762cm" svg:x="10.525cm" svg:y="5.961cm">
          <draw:text-box>
            <text:p><text:span text:style-name="T1">Action</text:span></text:p>
          </draw:text-box>
        </draw:frame>
        <draw:custom-shape draw:style-name="gr6" draw:text-style-name="P5" draw:layer="layout" svg:width="3.207cm" svg:height="2.462cm" svg:x="11.615cm" svg:y="7.7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83cm" svg:height="0.762cm" draw:transform="skewX (-0.00785398163397448) translate (12.025cm 9.094cm)">
          <text:p text:style-name="P6"><text:span text:style-name="T2">STATE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568cm" svg:x="11.901cm" svg:y="7.51cm">
          <text:p text:style-name="P6"><text:span text:style-name="T2">O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27cm" svg:height="0.568cm" svg:x="13.402cm" svg:y="7.511cm">
          <text:p text:style-name="P6"><text:span text:style-name="T2">O2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1.397cm" svg:x="7.315cm" svg:y="10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2" draw:layer="layout" svg:width="0.762cm" svg:height="0.938cm" svg:x="1.47cm" svg:y="11.835cm">
          <text:p text:style-name="P6"><text:span text:style-name="T4">L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62cm" svg:height="0.938cm" svg:x="3.571cm" svg:y="11.836cm">
          <text:p text:style-name="P6"><text:span text:style-name="T4">L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635cm" svg:height="1.397cm" svg:x="2.517cm" svg:y="10.2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0" draw:layer="layout" svg:width="3.302cm" svg:height="1.199cm" svg:x="4.137cm" svg:y="10.304cm">
          <draw:text-box>
            <text:p><text:span text:style-name="T3">STATE</text:span></text:p>
            <text:p><text:span text:style-name="T3">CHANGED</text:span></text:p>
          </draw:text-box>
        </draw:frame>
        <draw:custom-shape draw:style-name="gr12" draw:text-style-name="P12" draw:layer="layout" svg:width="0.762cm" svg:height="0.938cm" svg:x="7.312cm" svg:y="11.835cm">
          <text:p text:style-name="P6"><text:span text:style-name="T4">L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938cm" svg:x="12.962cm" svg:y="11.757cm">
          <text:p text:style-name="P6"><text:span text:style-name="T4">L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762cm" svg:height="0.938cm" svg:x="7.313cm" svg:y="11.836cm">
          <text:p text:style-name="P6"><text:span text:style-name="T4">L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3" draw:layer="layout" svg:width="3.302cm" svg:height="0.791cm" svg:x="15.656cm" svg:y="11.859cm">
          <draw:text-box>
            <text:p><text:span text:style-name="T5">Listeners</text:span></text:p>
          </draw:text-box>
        </draw:frame>
        <draw:line draw:style-name="gr13" draw:text-style-name="P1" draw:layer="layout" svg:x1="3.54cm" svg:y1="3.54cm" svg:x2="3.921cm" svg:y2="4.429cm">
          <text:p/>
        </draw:line>
        <draw:line draw:style-name="gr13" draw:text-style-name="P1" draw:layer="layout" svg:x1="6.715cm" svg:y1="3.413cm" svg:x2="10.779cm" svg:y2="4.556cm">
          <text:p/>
        </draw:line>
        <draw:frame draw:style-name="gr14" draw:text-style-name="P14" draw:layer="layout" svg:width="1.27cm" svg:height="0.758cm" svg:x="1.597cm" svg:y="8.205cm">
          <draw:text-box>
            <text:p><text:span text:style-name="T4">E1</text:span></text:p>
          </draw:text-box>
        </draw:frame>
        <draw:frame draw:style-name="gr14" draw:text-style-name="P14" draw:layer="layout" svg:width="1.27cm" svg:height="0.758cm" svg:x="6.55cm" svg:y="8.201cm">
          <draw:text-box>
            <text:p><text:span text:style-name="T4">E2</text:span></text:p>
          </draw:text-box>
        </draw:frame>
        <draw:frame draw:style-name="gr14" draw:text-style-name="P14" draw:layer="layout" svg:width="1.27cm" svg:height="0.758cm" svg:x="12.011cm" svg:y="8.205cm">
          <draw:text-box>
            <text:p><text:span text:style-name="T4">E3</text:span></text:p>
          </draw:text-box>
        </draw:frame>
        <draw:custom-shape draw:style-name="gr15" draw:text-style-name="P1" draw:layer="layout" svg:width="3.937cm" svg:height="1.37cm" svg:x="0.962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159cm" svg:y1="6.969cm" svg:x2="2.397cm" svg:y2="7.477cm">
          <text:p/>
        </draw:line>
        <draw:line draw:style-name="gr16" draw:text-style-name="P1" draw:layer="layout" svg:x1="10.652cm" svg:y1="7.096cm" svg:x2="9.255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11T20:14:16.614188890</dc:date>
    <meta:editing-duration>PT38M22S</meta:editing-duration>
    <meta:editing-cycles>12</meta:editing-cycles>
    <meta:generator>LibreOffice/5.4.6.2$Linux_X86_64 LibreOffice_project/40$Build-2</meta:generator>
    <meta:document-statistic meta:object-count="59"/>
  </office:meta>
</office:document-meta>
</file>